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default-cell-style-name="ce2"/>
        <table:table-column table:style-name="co1" table:default-cell-style-name="ce3"/>
        <table:table-column table:style-name="co1" table:default-cell-style-name="ce2"/>
        <table:table-column table:style-name="co1" table:number-columns-repeated="7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USA State</text:p>
          </table:table-cell>
          <table:table-cell table:style-name="ce1" office:value-type="string" calcext:value-type="string">
            <text:p>Total Cases</text:p>
          </table:table-cell>
          <table:table-cell table:style-name="ce1" office:value-type="string" calcext:value-type="string">
            <text:p>New Cases</text:p>
          </table:table-cell>
          <table:table-cell table:style-name="ce1" office:value-type="string" calcext:value-type="string">
            <text:p>Total Deaths</text:p>
          </table:table-cell>
          <table:table-cell table:style-name="ce1" office:value-type="string" calcext:value-type="string">
            <text:p>New Deaths</text:p>
          </table:table-cell>
          <table:table-cell table:style-name="ce1" office:value-type="string" calcext:value-type="string">
            <text:p>Total Recovered</text:p>
          </table:table-cell>
          <table:table-cell table:style-name="ce1" office:value-type="string" calcext:value-type="string">
            <text:p>Active Cases</text:p>
          </table:table-cell>
          <table:table-cell table:style-name="ce1" office:value-type="string" calcext:value-type="string">
            <text:p>Tot Cases 1M pop</text:p>
          </table:table-cell>
          <table:table-cell table:style-name="ce1" office:value-type="string" calcext:value-type="string">
            <text:p>Deaths 1M pop</text:p>
          </table:table-cell>
          <table:table-cell table:style-name="ce1" office:value-type="string" calcext:value-type="string">
            <text:p>Total Tests</text:p>
          </table:table-cell>
          <table:table-cell table:style-name="ce1" office:value-type="string" calcext:value-type="string">
            <text:p>Tests 1M pop</text:p>
          </table:table-cell>
          <table:table-cell table:style-name="ce1" office:value-type="string" calcext:value-type="string">
            <text:p>Population</text:p>
          </table:table-cell>
        </table:table-row>
        <table:table-row table:style-name="ro2">
          <table:table-cell table:style-name="ce2"/>
          <table:table-cell office:value-type="string" calcext:value-type="string">
            <text:p>USA Total</text:p>
          </table:table-cell>
          <table:table-cell office:value-type="float" office:value="111820082" calcext:value-type="float">
            <text:p>111820082</text:p>
          </table:table-cell>
          <table:table-cell office:value-type="string" calcext:value-type="string">
            <text:p><text:s/></text:p>
          </table:table-cell>
          <table:table-cell office:value-type="float" office:value="1219487" calcext:value-type="float">
            <text:p>1219487</text:p>
          </table:table-cell>
          <table:table-cell/>
          <table:table-cell office:value-type="float" office:value="109814428" calcext:value-type="float">
            <text:p>109814428</text:p>
          </table:table-cell>
          <table:table-cell office:value-type="float" office:value="786167" calcext:value-type="float">
            <text:p>786167</text:p>
          </table:table-cell>
          <table:table-cell office:value-type="float" office:value="337912" calcext:value-type="float">
            <text:p>337912</text:p>
          </table:table-cell>
          <table:table-cell office:value-type="float" office:value="3685" calcext:value-type="float">
            <text:p>3685</text:p>
          </table:table-cell>
          <table:table-cell office:value-type="float" office:value="1186851502" calcext:value-type="float">
            <text:p>1186851502</text:p>
          </table:table-cell>
          <table:table-cell office:value-type="float" office:value="3586574" calcext:value-type="float">
            <text:p>3586574</text:p>
          </table:table-cell>
          <table:table-cell table:style-name="ce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worldometers.info/coronavirus/usa/california/" xlink:type="simple">California</text:a></text:p>
          </table:table-cell>
          <table:table-cell office:value-type="float" office:value="12711918" calcext:value-type="float">
            <text:p>12711918</text:p>
          </table:table-cell>
          <table:table-cell/>
          <table:table-cell office:value-type="float" office:value="112443" calcext:value-type="float">
            <text:p>112443</text:p>
          </table:table-cell>
          <table:table-cell/>
          <table:table-cell office:value-type="float" office:value="12579483" calcext:value-type="float">
            <text:p>12579483</text:p>
          </table:table-cell>
          <table:table-cell office:value-type="float" office:value="19992" calcext:value-type="float">
            <text:p>19992</text:p>
          </table:table-cell>
          <table:table-cell office:value-type="float" office:value="321721" calcext:value-type="float">
            <text:p>321721</text:p>
          </table:table-cell>
          <table:table-cell office:value-type="float" office:value="2846" calcext:value-type="float">
            <text:p>2846</text:p>
          </table:table-cell>
          <table:table-cell office:value-type="float" office:value="202799362" calcext:value-type="float">
            <text:p>202799362</text:p>
          </table:table-cell>
          <table:table-cell office:value-type="float" office:value="5132573" calcext:value-type="float">
            <text:p>5132573</text:p>
          </table:table-cell>
          <table:table-cell office:value-type="float" office:value="39512223" calcext:value-type="float">
            <text:p>395122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worldometers.info/coronavirus/usa/texas/" xlink:type="simple">Texas</text:a></text:p>
          </table:table-cell>
          <table:table-cell office:value-type="float" office:value="9190299" calcext:value-type="float">
            <text:p>9190299</text:p>
          </table:table-cell>
          <table:table-cell/>
          <table:table-cell office:value-type="float" office:value="104793" calcext:value-type="float">
            <text:p>104793</text:p>
          </table:table-cell>
          <table:table-cell/>
          <table:table-cell office:value-type="float" office:value="9071380" calcext:value-type="float">
            <text:p>9071380</text:p>
          </table:table-cell>
          <table:table-cell office:value-type="float" office:value="14126" calcext:value-type="float">
            <text:p>14126</text:p>
          </table:table-cell>
          <table:table-cell office:value-type="float" office:value="316952" calcext:value-type="float">
            <text:p>316952</text:p>
          </table:table-cell>
          <table:table-cell office:value-type="float" office:value="3614" calcext:value-type="float">
            <text:p>3614</text:p>
          </table:table-cell>
          <table:table-cell office:value-type="float" office:value="73904384" calcext:value-type="float">
            <text:p>73904384</text:p>
          </table:table-cell>
          <table:table-cell office:value-type="float" office:value="2548789" calcext:value-type="float">
            <text:p>2548789</text:p>
          </table:table-cell>
          <table:table-cell office:value-type="float" office:value="28995881" calcext:value-type="float">
            <text:p>2899588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worldometers.info/coronavirus/usa/florida/" xlink:type="simple">Florida</text:a></text:p>
          </table:table-cell>
          <table:table-cell office:value-type="float" office:value="8048191" calcext:value-type="float">
            <text:p>8048191</text:p>
          </table:table-cell>
          <table:table-cell/>
          <table:table-cell office:value-type="float" office:value="95206" calcext:value-type="float">
            <text:p>95206</text:p>
          </table:table-cell>
          <table:table-cell/>
          <table:table-cell office:value-type="float" office:value="7937032" calcext:value-type="float">
            <text:p>7937032</text:p>
          </table:table-cell>
          <table:table-cell office:value-type="float" office:value="15953" calcext:value-type="float">
            <text:p>15953</text:p>
          </table:table-cell>
          <table:table-cell office:value-type="float" office:value="374722" calcext:value-type="float">
            <text:p>374722</text:p>
          </table:table-cell>
          <table:table-cell office:value-type="float" office:value="4433" calcext:value-type="float">
            <text:p>4433</text:p>
          </table:table-cell>
          <table:table-cell office:value-type="float" office:value="66800091" calcext:value-type="float">
            <text:p>66800091</text:p>
          </table:table-cell>
          <table:table-cell office:value-type="float" office:value="3110202" calcext:value-type="float">
            <text:p>3110202</text:p>
          </table:table-cell>
          <table:table-cell office:value-type="float" office:value="21477737" calcext:value-type="float">
            <text:p>2147773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worldometers.info/coronavirus/usa/new-york/" xlink:type="simple">New York</text:a></text:p>
          </table:table-cell>
          <table:table-cell office:value-type="float" office:value="7587861" calcext:value-type="float">
            <text:p>7587861</text:p>
          </table:table-cell>
          <table:table-cell/>
          <table:table-cell office:value-type="float" office:value="83374" calcext:value-type="float">
            <text:p>83374</text:p>
          </table:table-cell>
          <table:table-cell/>
          <table:table-cell office:value-type="float" office:value="7498921" calcext:value-type="float">
            <text:p>7498921</text:p>
          </table:table-cell>
          <table:table-cell office:value-type="float" office:value="5566" calcext:value-type="float">
            <text:p>5566</text:p>
          </table:table-cell>
          <table:table-cell office:value-type="float" office:value="390050" calcext:value-type="float">
            <text:p>390050</text:p>
          </table:table-cell>
          <table:table-cell office:value-type="float" office:value="4286" calcext:value-type="float">
            <text:p>4286</text:p>
          </table:table-cell>
          <table:table-cell office:value-type="float" office:value="131503719" calcext:value-type="float">
            <text:p>131503719</text:p>
          </table:table-cell>
          <table:table-cell office:value-type="float" office:value="6759879" calcext:value-type="float">
            <text:p>6759879</text:p>
          </table:table-cell>
          <table:table-cell office:value-type="float" office:value="19453561" calcext:value-type="float">
            <text:p>1945356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worldometers.info/coronavirus/usa/illinois/" xlink:type="simple">Illinois</text:a></text:p>
          </table:table-cell>
          <table:table-cell office:value-type="float" office:value="4136659" calcext:value-type="float">
            <text:p>4136659</text:p>
          </table:table-cell>
          <table:table-cell/>
          <table:table-cell office:value-type="float" office:value="42005" calcext:value-type="float">
            <text:p>42005</text:p>
          </table:table-cell>
          <table:table-cell/>
          <table:table-cell office:value-type="float" office:value="4094654" calcext:value-type="float">
            <text:p>4094654</text:p>
          </table:table-cell>
          <table:table-cell office:value-type="float" office:value="0" calcext:value-type="float">
            <text:p>0</text:p>
          </table:table-cell>
          <table:table-cell office:value-type="float" office:value="326446" calcext:value-type="float">
            <text:p>326446</text:p>
          </table:table-cell>
          <table:table-cell office:value-type="float" office:value="3315" calcext:value-type="float">
            <text:p>3315</text:p>
          </table:table-cell>
          <table:table-cell office:value-type="float" office:value="57898053" calcext:value-type="float">
            <text:p>57898053</text:p>
          </table:table-cell>
          <table:table-cell office:value-type="float" office:value="4569040" calcext:value-type="float">
            <text:p>4569040</text:p>
          </table:table-cell>
          <table:table-cell office:value-type="float" office:value="12671821" calcext:value-type="float">
            <text:p>1267182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worldometers.info/coronavirus/usa/ohio/" xlink:type="simple">Ohio</text:a></text:p>
          </table:table-cell>
          <table:table-cell office:value-type="float" office:value="3741277" calcext:value-type="float">
            <text:p>3741277</text:p>
          </table:table-cell>
          <table:table-cell/>
          <table:table-cell office:value-type="float" office:value="43896" calcext:value-type="float">
            <text:p>43896</text:p>
          </table:table-cell>
          <table:table-cell/>
          <table:table-cell office:value-type="float" office:value="3684603" calcext:value-type="float">
            <text:p>3684603</text:p>
          </table:table-cell>
          <table:table-cell office:value-type="float" office:value="12778" calcext:value-type="float">
            <text:p>12778</text:p>
          </table:table-cell>
          <table:table-cell office:value-type="float" office:value="320065" calcext:value-type="float">
            <text:p>320065</text:p>
          </table:table-cell>
          <table:table-cell office:value-type="float" office:value="3755" calcext:value-type="float">
            <text:p>3755</text:p>
          </table:table-cell>
          <table:table-cell office:value-type="float" office:value="24766997" calcext:value-type="float">
            <text:p>24766997</text:p>
          </table:table-cell>
          <table:table-cell office:value-type="float" office:value="2118811" calcext:value-type="float">
            <text:p>2118811</text:p>
          </table:table-cell>
          <table:table-cell office:value-type="float" office:value="11689100" calcext:value-type="float">
            <text:p>1168910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worldometers.info/coronavirus/usa/pennsylvania/" xlink:type="simple">Pennsylvania</text:a></text:p>
          </table:table-cell>
          <table:table-cell office:value-type="float" office:value="3565499" calcext:value-type="float">
            <text:p>3565499</text:p>
          </table:table-cell>
          <table:table-cell/>
          <table:table-cell office:value-type="float" office:value="51480" calcext:value-type="float">
            <text:p>5148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float" office:value="278511" calcext:value-type="float">
            <text:p>278511</text:p>
          </table:table-cell>
          <table:table-cell office:value-type="float" office:value="4021" calcext:value-type="float">
            <text:p>4021</text:p>
          </table:table-cell>
          <table:table-cell office:value-type="float" office:value="30962562" calcext:value-type="float">
            <text:p>30962562</text:p>
          </table:table-cell>
          <table:table-cell office:value-type="float" office:value="2418574" calcext:value-type="float">
            <text:p>2418574</text:p>
          </table:table-cell>
          <table:table-cell office:value-type="float" office:value="12801989" calcext:value-type="float">
            <text:p>1280198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worldometers.info/coronavirus/usa/north-carolina/" xlink:type="simple">North Carolina</text:a></text:p>
          </table:table-cell>
          <table:table-cell office:value-type="float" office:value="3501404" calcext:value-type="float">
            <text:p>3501404</text:p>
          </table:table-cell>
          <table:table-cell/>
          <table:table-cell office:value-type="float" office:value="29059" calcext:value-type="float">
            <text:p>29059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float" office:value="333846" calcext:value-type="float">
            <text:p>333846</text:p>
          </table:table-cell>
          <table:table-cell office:value-type="float" office:value="2771" calcext:value-type="float">
            <text:p>2771</text:p>
          </table:table-cell>
          <table:table-cell office:value-type="float" office:value="26656056" calcext:value-type="float">
            <text:p>26656056</text:p>
          </table:table-cell>
          <table:table-cell office:value-type="float" office:value="2541556" calcext:value-type="float">
            <text:p>2541556</text:p>
          </table:table-cell>
          <table:table-cell office:value-type="float" office:value="10488084" calcext:value-type="float">
            <text:p>1048808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worldometers.info/coronavirus/usa/michigan/" xlink:type="simple">Michigan</text:a></text:p>
          </table:table-cell>
          <table:table-cell office:value-type="float" office:value="3306221" calcext:value-type="float">
            <text:p>3306221</text:p>
          </table:table-cell>
          <table:table-cell/>
          <table:table-cell office:value-type="float" office:value="44762" calcext:value-type="float">
            <text:p>44762</text:p>
          </table:table-cell>
          <table:table-cell/>
          <table:table-cell office:value-type="float" office:value="3253388" calcext:value-type="float">
            <text:p>3253388</text:p>
          </table:table-cell>
          <table:table-cell office:value-type="float" office:value="8071" calcext:value-type="float">
            <text:p>8071</text:p>
          </table:table-cell>
          <table:table-cell office:value-type="float" office:value="331057" calcext:value-type="float">
            <text:p>331057</text:p>
          </table:table-cell>
          <table:table-cell office:value-type="float" office:value="4482" calcext:value-type="float">
            <text:p>4482</text:p>
          </table:table-cell>
          <table:table-cell office:value-type="float" office:value="28943982" calcext:value-type="float">
            <text:p>28943982</text:p>
          </table:table-cell>
          <table:table-cell office:value-type="float" office:value="2898207" calcext:value-type="float">
            <text:p>2898207</text:p>
          </table:table-cell>
          <table:table-cell office:value-type="float" office:value="9986857" calcext:value-type="float">
            <text:p>99868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worldometers.info/coronavirus/usa/new-jersey/" xlink:type="simple">New Jersey</text:a></text:p>
          </table:table-cell>
          <table:table-cell office:value-type="float" office:value="3295020" calcext:value-type="float">
            <text:p>3295020</text:p>
          </table:table-cell>
          <table:table-cell/>
          <table:table-cell office:value-type="float" office:value="36873" calcext:value-type="float">
            <text:p>36873</text:p>
          </table:table-cell>
          <table:table-cell/>
          <table:table-cell office:value-type="float" office:value="3238767" calcext:value-type="float">
            <text:p>3238767</text:p>
          </table:table-cell>
          <table:table-cell office:value-type="float" office:value="19380" calcext:value-type="float">
            <text:p>19380</text:p>
          </table:table-cell>
          <table:table-cell office:value-type="float" office:value="370969" calcext:value-type="float">
            <text:p>370969</text:p>
          </table:table-cell>
          <table:table-cell office:value-type="float" office:value="4151" calcext:value-type="float">
            <text:p>4151</text:p>
          </table:table-cell>
          <table:table-cell office:value-type="float" office:value="32419102" calcext:value-type="float">
            <text:p>32419102</text:p>
          </table:table-cell>
          <table:table-cell office:value-type="float" office:value="3649900" calcext:value-type="float">
            <text:p>3649900</text:p>
          </table:table-cell>
          <table:table-cell office:value-type="float" office:value="8882190" calcext:value-type="float">
            <text:p>888219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worldometers.info/coronavirus/usa/georgia/" xlink:type="simple">Georgia</text:a></text:p>
          </table:table-cell>
          <table:table-cell office:value-type="float" office:value="3287483" calcext:value-type="float">
            <text:p>3287483</text:p>
          </table:table-cell>
          <table:table-cell/>
          <table:table-cell office:value-type="float" office:value="44069" calcext:value-type="float">
            <text:p>44069</text:p>
          </table:table-cell>
          <table:table-cell/>
          <table:table-cell office:value-type="float" office:value="3233141" calcext:value-type="float">
            <text:p>3233141</text:p>
          </table:table-cell>
          <table:table-cell office:value-type="float" office:value="10273" calcext:value-type="float">
            <text:p>10273</text:p>
          </table:table-cell>
          <table:table-cell office:value-type="float" office:value="309631" calcext:value-type="float">
            <text:p>309631</text:p>
          </table:table-cell>
          <table:table-cell office:value-type="float" office:value="4151" calcext:value-type="float">
            <text:p>4151</text:p>
          </table:table-cell>
          <table:table-cell office:value-type="float" office:value="28915980" calcext:value-type="float">
            <text:p>28915980</text:p>
          </table:table-cell>
          <table:table-cell office:value-type="float" office:value="2723446" calcext:value-type="float">
            <text:p>2723446</text:p>
          </table:table-cell>
          <table:table-cell office:value-type="float" office:value="10617423" calcext:value-type="float">
            <text:p>10617423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worldometers.info/coronavirus/usa/tennessee/" xlink:type="simple">Tennessee</text:a></text:p>
          </table:table-cell>
          <table:table-cell office:value-type="float" office:value="2729641" calcext:value-type="float">
            <text:p>2729641</text:p>
          </table:table-cell>
          <table:table-cell/>
          <table:table-cell office:value-type="float" office:value="30729" calcext:value-type="float">
            <text:p>30729</text:p>
          </table:table-cell>
          <table:table-cell/>
          <table:table-cell office:value-type="float" office:value="2696520" calcext:value-type="float">
            <text:p>2696520</text:p>
          </table:table-cell>
          <table:table-cell office:value-type="float" office:value="2392" calcext:value-type="float">
            <text:p>2392</text:p>
          </table:table-cell>
          <table:table-cell office:value-type="float" office:value="399703" calcext:value-type="float">
            <text:p>399703</text:p>
          </table:table-cell>
          <table:table-cell office:value-type="float" office:value="4500" calcext:value-type="float">
            <text:p>4500</text:p>
          </table:table-cell>
          <table:table-cell office:value-type="float" office:value="15386808" calcext:value-type="float">
            <text:p>15386808</text:p>
          </table:table-cell>
          <table:table-cell office:value-type="float" office:value="2253099" calcext:value-type="float">
            <text:p>2253099</text:p>
          </table:table-cell>
          <table:table-cell office:value-type="float" office:value="6829174" calcext:value-type="float">
            <text:p>6829174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worldometers.info/coronavirus/usa/arizona/" xlink:type="simple">Arizona</text:a></text:p>
          </table:table-cell>
          <table:table-cell office:value-type="float" office:value="2607545" calcext:value-type="float">
            <text:p>2607545</text:p>
          </table:table-cell>
          <table:table-cell/>
          <table:table-cell office:value-type="float" office:value="34402" calcext:value-type="float">
            <text:p>34402</text:p>
          </table:table-cell>
          <table:table-cell/>
          <table:table-cell office:value-type="float" office:value="2568992" calcext:value-type="float">
            <text:p>2568992</text:p>
          </table:table-cell>
          <table:table-cell office:value-type="float" office:value="4151" calcext:value-type="float">
            <text:p>4151</text:p>
          </table:table-cell>
          <table:table-cell office:value-type="float" office:value="358242" calcext:value-type="float">
            <text:p>358242</text:p>
          </table:table-cell>
          <table:table-cell office:value-type="float" office:value="4726" calcext:value-type="float">
            <text:p>4726</text:p>
          </table:table-cell>
          <table:table-cell office:value-type="float" office:value="22489035" calcext:value-type="float">
            <text:p>22489035</text:p>
          </table:table-cell>
          <table:table-cell office:value-type="float" office:value="3089698" calcext:value-type="float">
            <text:p>3089698</text:p>
          </table:table-cell>
          <table:table-cell office:value-type="float" office:value="7278717" calcext:value-type="float">
            <text:p>727871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worldometers.info/coronavirus/usa/massachusetts/" xlink:type="simple">Massachusetts</text:a></text:p>
          </table:table-cell>
          <table:table-cell office:value-type="float" office:value="2367542" calcext:value-type="float">
            <text:p>2367542</text:p>
          </table:table-cell>
          <table:table-cell/>
          <table:table-cell office:value-type="float" office:value="25586" calcext:value-type="float">
            <text:p>25586</text:p>
          </table:table-cell>
          <table:table-cell/>
          <table:table-cell office:value-type="float" office:value="2340391" calcext:value-type="float">
            <text:p>2340391</text:p>
          </table:table-cell>
          <table:table-cell office:value-type="float" office:value="1565" calcext:value-type="float">
            <text:p>1565</text:p>
          </table:table-cell>
          <table:table-cell office:value-type="float" office:value="343495" calcext:value-type="float">
            <text:p>343495</text:p>
          </table:table-cell>
          <table:table-cell office:value-type="float" office:value="3712" calcext:value-type="float">
            <text:p>3712</text:p>
          </table:table-cell>
          <table:table-cell office:value-type="float" office:value="50471373" calcext:value-type="float">
            <text:p>50471373</text:p>
          </table:table-cell>
          <table:table-cell office:value-type="float" office:value="7322648" calcext:value-type="float">
            <text:p>7322648</text:p>
          </table:table-cell>
          <table:table-cell office:value-type="float" office:value="6892503" calcext:value-type="float">
            <text:p>689250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worldometers.info/coronavirus/usa/virginia/" xlink:type="simple">Virginia</text:a></text:p>
          </table:table-cell>
          <table:table-cell office:value-type="float" office:value="2315784" calcext:value-type="float">
            <text:p>2315784</text:p>
          </table:table-cell>
          <table:table-cell/>
          <table:table-cell office:value-type="float" office:value="23748" calcext:value-type="float">
            <text:p>23748</text:p>
          </table:table-cell>
          <table:table-cell/>
          <table:table-cell office:value-type="float" office:value="2289616" calcext:value-type="float">
            <text:p>2289616</text:p>
          </table:table-cell>
          <table:table-cell office:value-type="float" office:value="2420" calcext:value-type="float">
            <text:p>2420</text:p>
          </table:table-cell>
          <table:table-cell office:value-type="float" office:value="271311" calcext:value-type="float">
            <text:p>271311</text:p>
          </table:table-cell>
          <table:table-cell office:value-type="float" office:value="2782" calcext:value-type="float">
            <text:p>2782</text:p>
          </table:table-cell>
          <table:table-cell office:value-type="float" office:value="19172533" calcext:value-type="float">
            <text:p>19172533</text:p>
          </table:table-cell>
          <table:table-cell office:value-type="float" office:value="2246206" calcext:value-type="float">
            <text:p>2246206</text:p>
          </table:table-cell>
          <table:table-cell office:value-type="float" office:value="8535519" calcext:value-type="float">
            <text:p>8535519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worldometers.info/coronavirus/usa/indiana/" xlink:type="simple">Indiana</text:a></text:p>
          </table:table-cell>
          <table:table-cell office:value-type="float" office:value="2208419" calcext:value-type="float">
            <text:p>2208419</text:p>
          </table:table-cell>
          <table:table-cell/>
          <table:table-cell office:value-type="float" office:value="28018" calcext:value-type="float">
            <text:p>28018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float" office:value="328037" calcext:value-type="float">
            <text:p>328037</text:p>
          </table:table-cell>
          <table:table-cell office:value-type="float" office:value="4162" calcext:value-type="float">
            <text:p>4162</text:p>
          </table:table-cell>
          <table:table-cell office:value-type="float" office:value="21512168" calcext:value-type="float">
            <text:p>21512168</text:p>
          </table:table-cell>
          <table:table-cell office:value-type="float" office:value="3195405" calcext:value-type="float">
            <text:p>3195405</text:p>
          </table:table-cell>
          <table:table-cell office:value-type="float" office:value="6732219" calcext:value-type="float">
            <text:p>6732219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worldometers.info/coronavirus/usa/washington/" xlink:type="simple">Washington</text:a></text:p>
          </table:table-cell>
          <table:table-cell office:value-type="float" office:value="2070848" calcext:value-type="float">
            <text:p>2070848</text:p>
          </table:table-cell>
          <table:table-cell/>
          <table:table-cell office:value-type="float" office:value="17339" calcext:value-type="float">
            <text:p>17339</text:p>
          </table:table-cell>
          <table:table-cell/>
          <table:table-cell office:value-type="float" office:value="2049813" calcext:value-type="float">
            <text:p>2049813</text:p>
          </table:table-cell>
          <table:table-cell office:value-type="float" office:value="3696" calcext:value-type="float">
            <text:p>3696</text:p>
          </table:table-cell>
          <table:table-cell office:value-type="float" office:value="271947" calcext:value-type="float">
            <text:p>271947</text:p>
          </table:table-cell>
          <table:table-cell office:value-type="float" office:value="2277" calcext:value-type="float">
            <text:p>2277</text:p>
          </table:table-cell>
          <table:table-cell office:value-type="float" office:value="18887049" calcext:value-type="float">
            <text:p>18887049</text:p>
          </table:table-cell>
          <table:table-cell office:value-type="float" office:value="2480278" calcext:value-type="float">
            <text:p>2480278</text:p>
          </table:table-cell>
          <table:table-cell office:value-type="float" office:value="7614893" calcext:value-type="float">
            <text:p>7614893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worldometers.info/coronavirus/usa/wisconsin/" xlink:type="simple">Wisconsin</text:a></text:p>
          </table:table-cell>
          <table:table-cell office:value-type="float" office:value="2043838" calcext:value-type="float">
            <text:p>2043838</text:p>
          </table:table-cell>
          <table:table-cell/>
          <table:table-cell office:value-type="float" office:value="16758" calcext:value-type="float">
            <text:p>16758</text:p>
          </table:table-cell>
          <table:table-cell/>
          <table:table-cell office:value-type="float" office:value="2020642" calcext:value-type="float">
            <text:p>2020642</text:p>
          </table:table-cell>
          <table:table-cell office:value-type="float" office:value="6438" calcext:value-type="float">
            <text:p>6438</text:p>
          </table:table-cell>
          <table:table-cell office:value-type="float" office:value="351028" calcext:value-type="float">
            <text:p>351028</text:p>
          </table:table-cell>
          <table:table-cell office:value-type="float" office:value="2878" calcext:value-type="float">
            <text:p>2878</text:p>
          </table:table-cell>
          <table:table-cell office:value-type="float" office:value="19643258" calcext:value-type="float">
            <text:p>19643258</text:p>
          </table:table-cell>
          <table:table-cell office:value-type="float" office:value="3373719" calcext:value-type="float">
            <text:p>3373719</text:p>
          </table:table-cell>
          <table:table-cell office:value-type="float" office:value="5822434" calcext:value-type="float">
            <text:p>582243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worldometers.info/coronavirus/usa/minnesota/" xlink:type="simple">Minnesota</text:a></text:p>
          </table:table-cell>
          <table:table-cell office:value-type="float" office:value="1900794" calcext:value-type="float">
            <text:p>1900794</text:p>
          </table:table-cell>
          <table:table-cell/>
          <table:table-cell office:value-type="float" office:value="16458" calcext:value-type="float">
            <text:p>16458</text:p>
          </table:table-cell>
          <table:table-cell/>
          <table:table-cell office:value-type="float" office:value="1883431" calcext:value-type="float">
            <text:p>1883431</text:p>
          </table:table-cell>
          <table:table-cell office:value-type="float" office:value="905" calcext:value-type="float">
            <text:p>905</text:p>
          </table:table-cell>
          <table:table-cell office:value-type="float" office:value="337042" calcext:value-type="float">
            <text:p>337042</text:p>
          </table:table-cell>
          <table:table-cell office:value-type="float" office:value="2918" calcext:value-type="float">
            <text:p>2918</text:p>
          </table:table-cell>
          <table:table-cell office:value-type="float" office:value="24412112" calcext:value-type="float">
            <text:p>24412112</text:p>
          </table:table-cell>
          <table:table-cell office:value-type="float" office:value="4328671" calcext:value-type="float">
            <text:p>4328671</text:p>
          </table:table-cell>
          <table:table-cell office:value-type="float" office:value="5639632" calcext:value-type="float">
            <text:p>56396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worldometers.info/coronavirus/usa/colorado/" xlink:type="simple">Colorado</text:a></text:p>
          </table:table-cell>
          <table:table-cell office:value-type="float" office:value="1874746" calcext:value-type="float">
            <text:p>1874746</text:p>
          </table:table-cell>
          <table:table-cell/>
          <table:table-cell office:value-type="float" office:value="15552" calcext:value-type="float">
            <text:p>15552</text:p>
          </table:table-cell>
          <table:table-cell/>
          <table:table-cell office:value-type="float" office:value="1853711" calcext:value-type="float">
            <text:p>1853711</text:p>
          </table:table-cell>
          <table:table-cell office:value-type="float" office:value="5483" calcext:value-type="float">
            <text:p>5483</text:p>
          </table:table-cell>
          <table:table-cell office:value-type="float" office:value="325548" calcext:value-type="float">
            <text:p>325548</text:p>
          </table:table-cell>
          <table:table-cell office:value-type="float" office:value="2701" calcext:value-type="float">
            <text:p>2701</text:p>
          </table:table-cell>
          <table:table-cell office:value-type="float" office:value="21396759" calcext:value-type="float">
            <text:p>21396759</text:p>
          </table:table-cell>
          <table:table-cell office:value-type="float" office:value="3715530" calcext:value-type="float">
            <text:p>3715530</text:p>
          </table:table-cell>
          <table:table-cell office:value-type="float" office:value="5758736" calcext:value-type="float">
            <text:p>575873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s://www.worldometers.info/coronavirus/usa/south-carolina/" xlink:type="simple">South Carolina</text:a></text:p>
          </table:table-cell>
          <table:table-cell office:value-type="float" office:value="1857853" calcext:value-type="float">
            <text:p>1857853</text:p>
          </table:table-cell>
          <table:table-cell/>
          <table:table-cell office:value-type="float" office:value="20311" calcext:value-type="float">
            <text:p>20311</text:p>
          </table:table-cell>
          <table:table-cell/>
          <table:table-cell office:value-type="float" office:value="1827064" calcext:value-type="float">
            <text:p>1827064</text:p>
          </table:table-cell>
          <table:table-cell office:value-type="float" office:value="10478" calcext:value-type="float">
            <text:p>10478</text:p>
          </table:table-cell>
          <table:table-cell office:value-type="float" office:value="360838" calcext:value-type="float">
            <text:p>360838</text:p>
          </table:table-cell>
          <table:table-cell office:value-type="float" office:value="3945" calcext:value-type="float">
            <text:p>3945</text:p>
          </table:table-cell>
          <table:table-cell office:value-type="float" office:value="18979097" calcext:value-type="float">
            <text:p>18979097</text:p>
          </table:table-cell>
          <table:table-cell office:value-type="float" office:value="3686182" calcext:value-type="float">
            <text:p>3686182</text:p>
          </table:table-cell>
          <table:table-cell office:value-type="float" office:value="5148714" calcext:value-type="float">
            <text:p>514871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s://www.worldometers.info/coronavirus/usa/kentucky/" xlink:type="simple">Kentucky</text:a></text:p>
          </table:table-cell>
          <table:table-cell office:value-type="float" office:value="1808735" calcext:value-type="float">
            <text:p>1808735</text:p>
          </table:table-cell>
          <table:table-cell/>
          <table:table-cell office:value-type="float" office:value="19183" calcext:value-type="float">
            <text:p>19183</text:p>
          </table:table-cell>
          <table:table-cell/>
          <table:table-cell office:value-type="float" office:value="1752972" calcext:value-type="float">
            <text:p>1752972</text:p>
          </table:table-cell>
          <table:table-cell office:value-type="float" office:value="36580" calcext:value-type="float">
            <text:p>36580</text:p>
          </table:table-cell>
          <table:table-cell office:value-type="float" office:value="404849" calcext:value-type="float">
            <text:p>404849</text:p>
          </table:table-cell>
          <table:table-cell office:value-type="float" office:value="4294" calcext:value-type="float">
            <text:p>4294</text:p>
          </table:table-cell>
          <table:table-cell office:value-type="float" office:value="13675281" calcext:value-type="float">
            <text:p>13675281</text:p>
          </table:table-cell>
          <table:table-cell office:value-type="float" office:value="3060940" calcext:value-type="float">
            <text:p>3060940</text:p>
          </table:table-cell>
          <table:table-cell office:value-type="float" office:value="4467673" calcext:value-type="float">
            <text:p>446767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worldometers.info/coronavirus/usa/missouri/" xlink:type="simple">Missouri</text:a></text:p>
          </table:table-cell>
          <table:table-cell office:value-type="float" office:value="1780715" calcext:value-type="float">
            <text:p>1780715</text:p>
          </table:table-cell>
          <table:table-cell/>
          <table:table-cell office:value-type="float" office:value="22778" calcext:value-type="float">
            <text:p>22778</text:p>
          </table:table-cell>
          <table:table-cell/>
          <table:table-cell office:value-type="float" office:value="1757937" calcext:value-type="float">
            <text:p>1757937</text:p>
          </table:table-cell>
          <table:table-cell office:value-type="float" office:value="0" calcext:value-type="float">
            <text:p>0</text:p>
          </table:table-cell>
          <table:table-cell office:value-type="float" office:value="290140" calcext:value-type="float">
            <text:p>290140</text:p>
          </table:table-cell>
          <table:table-cell office:value-type="float" office:value="3711" calcext:value-type="float">
            <text:p>3711</text:p>
          </table:table-cell>
          <table:table-cell office:value-type="float" office:value="14632189" calcext:value-type="float">
            <text:p>14632189</text:p>
          </table:table-cell>
          <table:table-cell office:value-type="float" office:value="2384091" calcext:value-type="float">
            <text:p>2384091</text:p>
          </table:table-cell>
          <table:table-cell office:value-type="float" office:value="6137428" calcext:value-type="float">
            <text:p>613742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worldometers.info/coronavirus/usa/louisiana/" xlink:type="simple">Louisiana</text:a></text:p>
          </table:table-cell>
          <table:table-cell office:value-type="float" office:value="1684058" calcext:value-type="float">
            <text:p>1684058</text:p>
          </table:table-cell>
          <table:table-cell/>
          <table:table-cell office:value-type="float" office:value="19270" calcext:value-type="float">
            <text:p>19270</text:p>
          </table:table-cell>
          <table:table-cell/>
          <table:table-cell office:value-type="float" office:value="1662287" calcext:value-type="float">
            <text:p>1662287</text:p>
          </table:table-cell>
          <table:table-cell office:value-type="float" office:value="2501" calcext:value-type="float">
            <text:p>2501</text:p>
          </table:table-cell>
          <table:table-cell office:value-type="float" office:value="362257" calcext:value-type="float">
            <text:p>362257</text:p>
          </table:table-cell>
          <table:table-cell office:value-type="float" office:value="4145" calcext:value-type="float">
            <text:p>4145</text:p>
          </table:table-cell>
          <table:table-cell office:value-type="float" office:value="19041552" calcext:value-type="float">
            <text:p>19041552</text:p>
          </table:table-cell>
          <table:table-cell office:value-type="float" office:value="4096020" calcext:value-type="float">
            <text:p>4096020</text:p>
          </table:table-cell>
          <table:table-cell office:value-type="float" office:value="4648794" calcext:value-type="float">
            <text:p>464879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worldometers.info/coronavirus/usa/alabama/" xlink:type="simple">Alabama</text:a></text:p>
          </table:table-cell>
          <table:table-cell office:value-type="float" office:value="1659936" calcext:value-type="float">
            <text:p>1659936</text:p>
          </table:table-cell>
          <table:table-cell/>
          <table:table-cell office:value-type="float" office:value="21138" calcext:value-type="float">
            <text:p>21138</text:p>
          </table:table-cell>
          <table:table-cell/>
          <table:table-cell office:value-type="float" office:value="1623935" calcext:value-type="float">
            <text:p>1623935</text:p>
          </table:table-cell>
          <table:table-cell office:value-type="float" office:value="14863" calcext:value-type="float">
            <text:p>14863</text:p>
          </table:table-cell>
          <table:table-cell office:value-type="float" office:value="338542" calcext:value-type="float">
            <text:p>338542</text:p>
          </table:table-cell>
          <table:table-cell office:value-type="float" office:value="4311" calcext:value-type="float">
            <text:p>4311</text:p>
          </table:table-cell>
          <table:table-cell office:value-type="float" office:value="9332317" calcext:value-type="float">
            <text:p>9332317</text:p>
          </table:table-cell>
          <table:table-cell office:value-type="float" office:value="1903317" calcext:value-type="float">
            <text:p>1903317</text:p>
          </table:table-cell>
          <table:table-cell office:value-type="float" office:value="4903185" calcext:value-type="float">
            <text:p>4903185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s://www.worldometers.info/coronavirus/usa/maryland/" xlink:type="simple">Maryland</text:a></text:p>
          </table:table-cell>
          <table:table-cell office:value-type="float" office:value="1451442" calcext:value-type="float">
            <text:p>1451442</text:p>
          </table:table-cell>
          <table:table-cell/>
          <table:table-cell office:value-type="float" office:value="17929" calcext:value-type="float">
            <text:p>17929</text:p>
          </table:table-cell>
          <table:table-cell/>
          <table:table-cell office:value-type="float" office:value="1429776" calcext:value-type="float">
            <text:p>1429776</text:p>
          </table:table-cell>
          <table:table-cell office:value-type="float" office:value="3737" calcext:value-type="float">
            <text:p>3737</text:p>
          </table:table-cell>
          <table:table-cell office:value-type="float" office:value="240079" calcext:value-type="float">
            <text:p>240079</text:p>
          </table:table-cell>
          <table:table-cell office:value-type="float" office:value="2966" calcext:value-type="float">
            <text:p>2966</text:p>
          </table:table-cell>
          <table:table-cell office:value-type="float" office:value="25094995" calcext:value-type="float">
            <text:p>25094995</text:p>
          </table:table-cell>
          <table:table-cell office:value-type="float" office:value="4150897" calcext:value-type="float">
            <text:p>4150897</text:p>
          </table:table-cell>
          <table:table-cell office:value-type="float" office:value="6045680" calcext:value-type="float">
            <text:p>604568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s://www.worldometers.info/coronavirus/usa/oklahoma/" xlink:type="simple">Oklahoma</text:a></text:p>
          </table:table-cell>
          <table:table-cell office:value-type="float" office:value="1306350" calcext:value-type="float">
            <text:p>1306350</text:p>
          </table:table-cell>
          <table:table-cell/>
          <table:table-cell office:value-type="float" office:value="16157" calcext:value-type="float">
            <text:p>16157</text:p>
          </table:table-cell>
          <table:table-cell/>
          <table:table-cell office:value-type="float" office:value="1288527" calcext:value-type="float">
            <text:p>1288527</text:p>
          </table:table-cell>
          <table:table-cell office:value-type="float" office:value="1666" calcext:value-type="float">
            <text:p>1666</text:p>
          </table:table-cell>
          <table:table-cell office:value-type="float" office:value="330139" calcext:value-type="float">
            <text:p>330139</text:p>
          </table:table-cell>
          <table:table-cell office:value-type="float" office:value="4083" calcext:value-type="float">
            <text:p>4083</text:p>
          </table:table-cell>
          <table:table-cell office:value-type="float" office:value="5473577" calcext:value-type="float">
            <text:p>5473577</text:p>
          </table:table-cell>
          <table:table-cell office:value-type="float" office:value="1383274" calcext:value-type="float">
            <text:p>1383274</text:p>
          </table:table-cell>
          <table:table-cell office:value-type="float" office:value="3956971" calcext:value-type="float">
            <text:p>395697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s://www.worldometers.info/coronavirus/usa/utah/" xlink:type="simple">Utah</text:a></text:p>
          </table:table-cell>
          <table:table-cell office:value-type="float" office:value="1137615" calcext:value-type="float">
            <text:p>1137615</text:p>
          </table:table-cell>
          <table:table-cell/>
          <table:table-cell office:value-type="float" office:value="5719" calcext:value-type="float">
            <text:p>5719</text:p>
          </table:table-cell>
          <table:table-cell/>
          <table:table-cell office:value-type="float" office:value="1131183" calcext:value-type="float">
            <text:p>1131183</text:p>
          </table:table-cell>
          <table:table-cell office:value-type="float" office:value="713" calcext:value-type="float">
            <text:p>713</text:p>
          </table:table-cell>
          <table:table-cell office:value-type="float" office:value="354844" calcext:value-type="float">
            <text:p>354844</text:p>
          </table:table-cell>
          <table:table-cell office:value-type="float" office:value="1784" calcext:value-type="float">
            <text:p>1784</text:p>
          </table:table-cell>
          <table:table-cell office:value-type="float" office:value="9406861" calcext:value-type="float">
            <text:p>9406861</text:p>
          </table:table-cell>
          <table:table-cell office:value-type="float" office:value="2934181" calcext:value-type="float">
            <text:p>2934181</text:p>
          </table:table-cell>
          <table:table-cell office:value-type="float" office:value="3205958" calcext:value-type="float">
            <text:p>320595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s://www.worldometers.info/coronavirus/usa/arkansas/" xlink:type="simple">Arkansas</text:a></text:p>
          </table:table-cell>
          <table:table-cell office:value-type="float" office:value="1062606" calcext:value-type="float">
            <text:p>1062606</text:p>
          </table:table-cell>
          <table:table-cell/>
          <table:table-cell office:value-type="float" office:value="13246" calcext:value-type="float">
            <text:p>13246</text:p>
          </table:table-cell>
          <table:table-cell/>
          <table:table-cell office:value-type="float" office:value="1048521" calcext:value-type="float">
            <text:p>1048521</text:p>
          </table:table-cell>
          <table:table-cell office:value-type="float" office:value="839" calcext:value-type="float">
            <text:p>839</text:p>
          </table:table-cell>
          <table:table-cell office:value-type="float" office:value="352112" calcext:value-type="float">
            <text:p>352112</text:p>
          </table:table-cell>
          <table:table-cell office:value-type="float" office:value="4389" calcext:value-type="float">
            <text:p>4389</text:p>
          </table:table-cell>
          <table:table-cell office:value-type="float" office:value="8036831" calcext:value-type="float">
            <text:p>8036831</text:p>
          </table:table-cell>
          <table:table-cell office:value-type="float" office:value="2663139" calcext:value-type="float">
            <text:p>2663139</text:p>
          </table:table-cell>
          <table:table-cell office:value-type="float" office:value="3017804" calcext:value-type="float">
            <text:p>301780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s://www.worldometers.info/coronavirus/usa/iowa/" xlink:type="simple">Iowa</text:a></text:p>
          </table:table-cell>
          <table:table-cell office:value-type="float" office:value="1058274" calcext:value-type="float">
            <text:p>1058274</text:p>
          </table:table-cell>
          <table:table-cell/>
          <table:table-cell office:value-type="float" office:value="10797" calcext:value-type="float">
            <text:p>10797</text:p>
          </table:table-cell>
          <table:table-cell/>
          <table:table-cell office:value-type="float" office:value="1031729" calcext:value-type="float">
            <text:p>1031729</text:p>
          </table:table-cell>
          <table:table-cell office:value-type="float" office:value="15748" calcext:value-type="float">
            <text:p>15748</text:p>
          </table:table-cell>
          <table:table-cell office:value-type="float" office:value="335420" calcext:value-type="float">
            <text:p>335420</text:p>
          </table:table-cell>
          <table:table-cell office:value-type="float" office:value="3422" calcext:value-type="float">
            <text:p>3422</text:p>
          </table:table-cell>
          <table:table-cell office:value-type="float" office:value="8492575" calcext:value-type="float">
            <text:p>8492575</text:p>
          </table:table-cell>
          <table:table-cell office:value-type="float" office:value="2691723" calcext:value-type="float">
            <text:p>2691723</text:p>
          </table:table-cell>
          <table:table-cell office:value-type="float" office:value="3155070" calcext:value-type="float">
            <text:p>315507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s://www.worldometers.info/coronavirus/usa/mississippi/" xlink:type="simple">Mississippi</text:a></text:p>
          </table:table-cell>
          <table:table-cell office:value-type="float" office:value="1000415" calcext:value-type="float">
            <text:p>1000415</text:p>
          </table:table-cell>
          <table:table-cell/>
          <table:table-cell office:value-type="float" office:value="13474" calcext:value-type="float">
            <text:p>13474</text:p>
          </table:table-cell>
          <table:table-cell/>
          <table:table-cell office:value-type="float" office:value="984056" calcext:value-type="float">
            <text:p>984056</text:p>
          </table:table-cell>
          <table:table-cell office:value-type="float" office:value="2885" calcext:value-type="float">
            <text:p>2885</text:p>
          </table:table-cell>
          <table:table-cell office:value-type="float" office:value="336144" calcext:value-type="float">
            <text:p>336144</text:p>
          </table:table-cell>
          <table:table-cell office:value-type="float" office:value="4527" calcext:value-type="float">
            <text:p>4527</text:p>
          </table:table-cell>
          <table:table-cell office:value-type="float" office:value="7063623" calcext:value-type="float">
            <text:p>7063623</text:p>
          </table:table-cell>
          <table:table-cell office:value-type="float" office:value="2373410" calcext:value-type="float">
            <text:p>2373410</text:p>
          </table:table-cell>
          <table:table-cell office:value-type="float" office:value="2976149" calcext:value-type="float">
            <text:p>297614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s://www.worldometers.info/coronavirus/usa/oregon/" xlink:type="simple">Oregon</text:a></text:p>
          </table:table-cell>
          <table:table-cell office:value-type="float" office:value="992925" calcext:value-type="float">
            <text:p>992925</text:p>
          </table:table-cell>
          <table:table-cell/>
          <table:table-cell office:value-type="float" office:value="9764" calcext:value-type="float">
            <text:p>9764</text:p>
          </table:table-cell>
          <table:table-cell/>
          <table:table-cell office:value-type="float" office:value="982773" calcext:value-type="float">
            <text:p>982773</text:p>
          </table:table-cell>
          <table:table-cell office:value-type="float" office:value="388" calcext:value-type="float">
            <text:p>388</text:p>
          </table:table-cell>
          <table:table-cell office:value-type="float" office:value="235417" calcext:value-type="float">
            <text:p>235417</text:p>
          </table:table-cell>
          <table:table-cell office:value-type="float" office:value="2315" calcext:value-type="float">
            <text:p>2315</text:p>
          </table:table-cell>
          <table:table-cell office:value-type="float" office:value="12508506" calcext:value-type="float">
            <text:p>12508506</text:p>
          </table:table-cell>
          <table:table-cell office:value-type="float" office:value="2965691" calcext:value-type="float">
            <text:p>2965691</text:p>
          </table:table-cell>
          <table:table-cell office:value-type="float" office:value="4217737" calcext:value-type="float">
            <text:p>421773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s://www.worldometers.info/coronavirus/usa/connecticut/" xlink:type="simple">Connecticut</text:a></text:p>
          </table:table-cell>
          <table:table-cell office:value-type="float" office:value="983652" calcext:value-type="float">
            <text:p>983652</text:p>
          </table:table-cell>
          <table:table-cell/>
          <table:table-cell office:value-type="float" office:value="12354" calcext:value-type="float">
            <text:p>12354</text:p>
          </table:table-cell>
          <table:table-cell/>
          <table:table-cell office:value-type="float" office:value="969400" calcext:value-type="float">
            <text:p>969400</text:p>
          </table:table-cell>
          <table:table-cell office:value-type="float" office:value="1898" calcext:value-type="float">
            <text:p>1898</text:p>
          </table:table-cell>
          <table:table-cell office:value-type="float" office:value="275897" calcext:value-type="float">
            <text:p>275897</text:p>
          </table:table-cell>
          <table:table-cell office:value-type="float" office:value="3465" calcext:value-type="float">
            <text:p>3465</text:p>
          </table:table-cell>
          <table:table-cell office:value-type="float" office:value="16773196" calcext:value-type="float">
            <text:p>16773196</text:p>
          </table:table-cell>
          <table:table-cell office:value-type="float" office:value="4704585" calcext:value-type="float">
            <text:p>4704585</text:p>
          </table:table-cell>
          <table:table-cell office:value-type="float" office:value="3565287" calcext:value-type="float">
            <text:p>3565287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s://www.worldometers.info/coronavirus/usa/kansas/" xlink:type="simple">Kansas</text:a></text:p>
          </table:table-cell>
          <table:table-cell office:value-type="float" office:value="946564" calcext:value-type="float">
            <text:p>946564</text:p>
          </table:table-cell>
          <table:table-cell/>
          <table:table-cell office:value-type="float" office:value="10229" calcext:value-type="float">
            <text:p>10229</text:p>
          </table:table-cell>
          <table:table-cell/>
          <table:table-cell office:value-type="float" office:value="934730" calcext:value-type="float">
            <text:p>934730</text:p>
          </table:table-cell>
          <table:table-cell office:value-type="float" office:value="1605" calcext:value-type="float">
            <text:p>1605</text:p>
          </table:table-cell>
          <table:table-cell office:value-type="float" office:value="324910" calcext:value-type="float">
            <text:p>324910</text:p>
          </table:table-cell>
          <table:table-cell office:value-type="float" office:value="3511" calcext:value-type="float">
            <text:p>3511</text:p>
          </table:table-cell>
          <table:table-cell office:value-type="float" office:value="6215342" calcext:value-type="float">
            <text:p>6215342</text:p>
          </table:table-cell>
          <table:table-cell office:value-type="float" office:value="2133427" calcext:value-type="float">
            <text:p>2133427</text:p>
          </table:table-cell>
          <table:table-cell office:value-type="float" office:value="2913314" calcext:value-type="float">
            <text:p>291331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s://www.worldometers.info/coronavirus/usa/nevada/" xlink:type="simple">Nevada</text:a></text:p>
          </table:table-cell>
          <table:table-cell office:value-type="float" office:value="923059" calcext:value-type="float">
            <text:p>923059</text:p>
          </table:table-cell>
          <table:table-cell/>
          <table:table-cell office:value-type="float" office:value="12485" calcext:value-type="float">
            <text:p>12485</text:p>
          </table:table-cell>
          <table:table-cell/>
          <table:table-cell office:value-type="float" office:value="908273" calcext:value-type="float">
            <text:p>908273</text:p>
          </table:table-cell>
          <table:table-cell office:value-type="float" office:value="2301" calcext:value-type="float">
            <text:p>2301</text:p>
          </table:table-cell>
          <table:table-cell office:value-type="float" office:value="299679" calcext:value-type="float">
            <text:p>299679</text:p>
          </table:table-cell>
          <table:table-cell office:value-type="float" office:value="4053" calcext:value-type="float">
            <text:p>4053</text:p>
          </table:table-cell>
          <table:table-cell office:value-type="float" office:value="6875532" calcext:value-type="float">
            <text:p>6875532</text:p>
          </table:table-cell>
          <table:table-cell office:value-type="float" office:value="2232203" calcext:value-type="float">
            <text:p>2232203</text:p>
          </table:table-cell>
          <table:table-cell office:value-type="float" office:value="3080156" calcext:value-type="float">
            <text:p>308015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worldometers.info/coronavirus/usa/new-mexico/" xlink:type="simple">New Mexico</text:a></text:p>
          </table:table-cell>
          <table:table-cell office:value-type="float" office:value="725653" calcext:value-type="float">
            <text:p>725653</text:p>
          </table:table-cell>
          <table:table-cell/>
          <table:table-cell office:value-type="float" office:value="9623" calcext:value-type="float">
            <text:p>9623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float" office:value="346072" calcext:value-type="float">
            <text:p>346072</text:p>
          </table:table-cell>
          <table:table-cell office:value-type="float" office:value="4589" calcext:value-type="float">
            <text:p>4589</text:p>
          </table:table-cell>
          <table:table-cell office:value-type="float" office:value="8610078" calcext:value-type="float">
            <text:p>8610078</text:p>
          </table:table-cell>
          <table:table-cell office:value-type="float" office:value="4106238" calcext:value-type="float">
            <text:p>4106238</text:p>
          </table:table-cell>
          <table:table-cell office:value-type="float" office:value="2096829" calcext:value-type="float">
            <text:p>2096829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s://www.worldometers.info/coronavirus/usa/west-virginia/" xlink:type="simple">West Virginia</text:a></text:p>
          </table:table-cell>
          <table:table-cell office:value-type="float" office:value="703856" calcext:value-type="float">
            <text:p>703856</text:p>
          </table:table-cell>
          <table:table-cell/>
          <table:table-cell office:value-type="float" office:value="8247" calcext:value-type="float">
            <text:p>8247</text:p>
          </table:table-cell>
          <table:table-cell/>
          <table:table-cell office:value-type="float" office:value="689426" calcext:value-type="float">
            <text:p>689426</text:p>
          </table:table-cell>
          <table:table-cell office:value-type="float" office:value="6183" calcext:value-type="float">
            <text:p>6183</text:p>
          </table:table-cell>
          <table:table-cell office:value-type="float" office:value="392745" calcext:value-type="float">
            <text:p>392745</text:p>
          </table:table-cell>
          <table:table-cell office:value-type="float" office:value="4602" calcext:value-type="float">
            <text:p>4602</text:p>
          </table:table-cell>
          <table:table-cell office:value-type="float" office:value="7291246" calcext:value-type="float">
            <text:p>7291246</text:p>
          </table:table-cell>
          <table:table-cell office:value-type="float" office:value="4068442" calcext:value-type="float">
            <text:p>4068442</text:p>
          </table:table-cell>
          <table:table-cell office:value-type="float" office:value="1792147" calcext:value-type="float">
            <text:p>1792147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s://www.worldometers.info/coronavirus/usa/nebraska/" xlink:type="simple">Nebraska</text:a></text:p>
          </table:table-cell>
          <table:table-cell office:value-type="float" office:value="574399" calcext:value-type="float">
            <text:p>574399</text:p>
          </table:table-cell>
          <table:table-cell/>
          <table:table-cell office:value-type="float" office:value="5063" calcext:value-type="float">
            <text:p>5063</text:p>
          </table:table-cell>
          <table:table-cell/>
          <table:table-cell office:value-type="float" office:value="566979" calcext:value-type="float">
            <text:p>566979</text:p>
          </table:table-cell>
          <table:table-cell office:value-type="float" office:value="2357" calcext:value-type="float">
            <text:p>2357</text:p>
          </table:table-cell>
          <table:table-cell office:value-type="float" office:value="296938" calcext:value-type="float">
            <text:p>296938</text:p>
          </table:table-cell>
          <table:table-cell office:value-type="float" office:value="2617" calcext:value-type="float">
            <text:p>2617</text:p>
          </table:table-cell>
          <table:table-cell office:value-type="float" office:value="5506012" calcext:value-type="float">
            <text:p>5506012</text:p>
          </table:table-cell>
          <table:table-cell office:value-type="float" office:value="2846355" calcext:value-type="float">
            <text:p>2846355</text:p>
          </table:table-cell>
          <table:table-cell office:value-type="float" office:value="1934408" calcext:value-type="float">
            <text:p>193440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s://www.worldometers.info/coronavirus/usa/idaho/" xlink:type="simple">Idaho</text:a></text:p>
          </table:table-cell>
          <table:table-cell office:value-type="float" office:value="525825" calcext:value-type="float">
            <text:p>525825</text:p>
          </table:table-cell>
          <table:table-cell/>
          <table:table-cell office:value-type="float" office:value="5482" calcext:value-type="float">
            <text:p>5482</text:p>
          </table:table-cell>
          <table:table-cell/>
          <table:table-cell office:value-type="float" office:value="517984" calcext:value-type="float">
            <text:p>517984</text:p>
          </table:table-cell>
          <table:table-cell office:value-type="float" office:value="2359" calcext:value-type="float">
            <text:p>2359</text:p>
          </table:table-cell>
          <table:table-cell office:value-type="float" office:value="294239" calcext:value-type="float">
            <text:p>294239</text:p>
          </table:table-cell>
          <table:table-cell office:value-type="float" office:value="3068" calcext:value-type="float">
            <text:p>3068</text:p>
          </table:table-cell>
          <table:table-cell office:value-type="float" office:value="3301678" calcext:value-type="float">
            <text:p>3301678</text:p>
          </table:table-cell>
          <table:table-cell office:value-type="float" office:value="1847542" calcext:value-type="float">
            <text:p>1847542</text:p>
          </table:table-cell>
          <table:table-cell office:value-type="float" office:value="1787065" calcext:value-type="float">
            <text:p>178706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ww.worldometers.info/coronavirus/usa/rhode-island/" xlink:type="simple">Rhode Island</text:a></text:p>
          </table:table-cell>
          <table:table-cell office:value-type="float" office:value="443803" calcext:value-type="float">
            <text:p>443803</text:p>
          </table:table-cell>
          <table:table-cell/>
          <table:table-cell office:value-type="float" office:value="4166" calcext:value-type="float">
            <text:p>4166</text:p>
          </table:table-cell>
          <table:table-cell/>
          <table:table-cell office:value-type="float" office:value="439178" calcext:value-type="float">
            <text:p>439178</text:p>
          </table:table-cell>
          <table:table-cell office:value-type="float" office:value="459" calcext:value-type="float">
            <text:p>459</text:p>
          </table:table-cell>
          <table:table-cell office:value-type="float" office:value="418935" calcext:value-type="float">
            <text:p>418935</text:p>
          </table:table-cell>
          <table:table-cell office:value-type="float" office:value="3933" calcext:value-type="float">
            <text:p>3933</text:p>
          </table:table-cell>
          <table:table-cell office:value-type="float" office:value="8808359" calcext:value-type="float">
            <text:p>8808359</text:p>
          </table:table-cell>
          <table:table-cell office:value-type="float" office:value="8314785" calcext:value-type="float">
            <text:p>8314785</text:p>
          </table:table-cell>
          <table:table-cell office:value-type="float" office:value="1059361" calcext:value-type="float">
            <text:p>105936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s://www.worldometers.info/coronavirus/usa/hawaii/" xlink:type="simple">Hawaii</text:a></text:p>
          </table:table-cell>
          <table:table-cell office:value-type="float" office:value="418369" calcext:value-type="float">
            <text:p>418369</text:p>
          </table:table-cell>
          <table:table-cell/>
          <table:table-cell office:value-type="float" office:value="2167" calcext:value-type="float">
            <text:p>2167</text:p>
          </table:table-cell>
          <table:table-cell/>
          <table:table-cell office:value-type="float" office:value="414957" calcext:value-type="float">
            <text:p>414957</text:p>
          </table:table-cell>
          <table:table-cell office:value-type="float" office:value="1245" calcext:value-type="float">
            <text:p>1245</text:p>
          </table:table-cell>
          <table:table-cell office:value-type="float" office:value="295485" calcext:value-type="float">
            <text:p>295485</text:p>
          </table:table-cell>
          <table:table-cell office:value-type="float" office:value="1531" calcext:value-type="float">
            <text:p>1531</text:p>
          </table:table-cell>
          <table:table-cell office:value-type="float" office:value="4101166" calcext:value-type="float">
            <text:p>4101166</text:p>
          </table:table-cell>
          <table:table-cell office:value-type="float" office:value="2896566" calcext:value-type="float">
            <text:p>2896566</text:p>
          </table:table-cell>
          <table:table-cell office:value-type="float" office:value="1415872" calcext:value-type="float">
            <text:p>1415872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s://www.worldometers.info/coronavirus/usa/new-hampshire/" xlink:type="simple">New Hampshire</text:a></text:p>
          </table:table-cell>
          <table:table-cell office:value-type="float" office:value="382013" calcext:value-type="float">
            <text:p>382013</text:p>
          </table:table-cell>
          <table:table-cell/>
          <table:table-cell office:value-type="float" office:value="3329" calcext:value-type="float">
            <text:p>3329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float" office:value="280952" calcext:value-type="float">
            <text:p>280952</text:p>
          </table:table-cell>
          <table:table-cell office:value-type="float" office:value="2448" calcext:value-type="float">
            <text:p>2448</text:p>
          </table:table-cell>
          <table:table-cell office:value-type="float" office:value="4845153" calcext:value-type="float">
            <text:p>4845153</text:p>
          </table:table-cell>
          <table:table-cell office:value-type="float" office:value="3563370" calcext:value-type="float">
            <text:p>3563370</text:p>
          </table:table-cell>
          <table:table-cell office:value-type="float" office:value="1359711" calcext:value-type="float">
            <text:p>135971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s://www.worldometers.info/coronavirus/usa/delaware/" xlink:type="simple">Delaware</text:a></text:p>
          </table:table-cell>
          <table:table-cell office:value-type="float" office:value="350706" calcext:value-type="float">
            <text:p>350706</text:p>
          </table:table-cell>
          <table:table-cell/>
          <table:table-cell office:value-type="float" office:value="3663" calcext:value-type="float">
            <text:p>3663</text:p>
          </table:table-cell>
          <table:table-cell/>
          <table:table-cell office:value-type="float" office:value="346470" calcext:value-type="float">
            <text:p>346470</text:p>
          </table:table-cell>
          <table:table-cell office:value-type="float" office:value="573" calcext:value-type="float">
            <text:p>573</text:p>
          </table:table-cell>
          <table:table-cell office:value-type="float" office:value="360155" calcext:value-type="float">
            <text:p>360155</text:p>
          </table:table-cell>
          <table:table-cell office:value-type="float" office:value="3762" calcext:value-type="float">
            <text:p>3762</text:p>
          </table:table-cell>
          <table:table-cell office:value-type="float" office:value="1026007" calcext:value-type="float">
            <text:p>1026007</text:p>
          </table:table-cell>
          <table:table-cell office:value-type="float" office:value="1053651" calcext:value-type="float">
            <text:p>1053651</text:p>
          </table:table-cell>
          <table:table-cell office:value-type="float" office:value="973764" calcext:value-type="float">
            <text:p>973764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s://www.worldometers.info/coronavirus/usa/maine/" xlink:type="simple">Maine</text:a></text:p>
          </table:table-cell>
          <table:table-cell office:value-type="float" office:value="346182" calcext:value-type="float">
            <text:p>346182</text:p>
          </table:table-cell>
          <table:table-cell/>
          <table:table-cell office:value-type="float" office:value="3394" calcext:value-type="float">
            <text:p>3394</text:p>
          </table:table-cell>
          <table:table-cell/>
          <table:table-cell office:value-type="float" office:value="341966" calcext:value-type="float">
            <text:p>341966</text:p>
          </table:table-cell>
          <table:table-cell office:value-type="float" office:value="822" calcext:value-type="float">
            <text:p>822</text:p>
          </table:table-cell>
          <table:table-cell office:value-type="float" office:value="257535" calcext:value-type="float">
            <text:p>257535</text:p>
          </table:table-cell>
          <table:table-cell office:value-type="float" office:value="2525" calcext:value-type="float">
            <text:p>2525</text:p>
          </table:table-cell>
          <table:table-cell office:value-type="float" office:value="5956082" calcext:value-type="float">
            <text:p>5956082</text:p>
          </table:table-cell>
          <table:table-cell office:value-type="float" office:value="4430910" calcext:value-type="float">
            <text:p>4430910</text:p>
          </table:table-cell>
          <table:table-cell office:value-type="float" office:value="1344212" calcext:value-type="float">
            <text:p>1344212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www.worldometers.info/coronavirus/usa/montana/" xlink:type="simple">Montana</text:a></text:p>
          </table:table-cell>
          <table:table-cell office:value-type="float" office:value="333758" calcext:value-type="float">
            <text:p>333758</text:p>
          </table:table-cell>
          <table:table-cell/>
          <table:table-cell office:value-type="float" office:value="3712" calcext:value-type="float">
            <text:p>3712</text:p>
          </table:table-cell>
          <table:table-cell/>
          <table:table-cell office:value-type="float" office:value="329725" calcext:value-type="float">
            <text:p>329725</text:p>
          </table:table-cell>
          <table:table-cell office:value-type="float" office:value="321" calcext:value-type="float">
            <text:p>321</text:p>
          </table:table-cell>
          <table:table-cell office:value-type="float" office:value="312280" calcext:value-type="float">
            <text:p>312280</text:p>
          </table:table-cell>
          <table:table-cell office:value-type="float" office:value="3473" calcext:value-type="float">
            <text:p>3473</text:p>
          </table:table-cell>
          <table:table-cell office:value-type="float" office:value="2789012" calcext:value-type="float">
            <text:p>2789012</text:p>
          </table:table-cell>
          <table:table-cell office:value-type="float" office:value="2609534" calcext:value-type="float">
            <text:p>2609534</text:p>
          </table:table-cell>
          <table:table-cell office:value-type="float" office:value="1068778" calcext:value-type="float">
            <text:p>1068778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s://www.worldometers.info/coronavirus/usa/north-dakota/" xlink:type="simple">North Dakota</text:a></text:p>
          </table:table-cell>
          <table:table-cell office:value-type="float" office:value="309990" calcext:value-type="float">
            <text:p>309990</text:p>
          </table:table-cell>
          <table:table-cell/>
          <table:table-cell office:value-type="float" office:value="2513" calcext:value-type="float">
            <text:p>2513</text:p>
          </table:table-cell>
          <table:table-cell/>
          <table:table-cell office:value-type="float" office:value="307193" calcext:value-type="float">
            <text:p>307193</text:p>
          </table:table-cell>
          <table:table-cell office:value-type="float" office:value="284" calcext:value-type="float">
            <text:p>284</text:p>
          </table:table-cell>
          <table:table-cell office:value-type="float" office:value="406778" calcext:value-type="float">
            <text:p>406778</text:p>
          </table:table-cell>
          <table:table-cell office:value-type="float" office:value="3298" calcext:value-type="float">
            <text:p>3298</text:p>
          </table:table-cell>
          <table:table-cell office:value-type="float" office:value="2462480" calcext:value-type="float">
            <text:p>2462480</text:p>
          </table:table-cell>
          <table:table-cell office:value-type="float" office:value="3231338" calcext:value-type="float">
            <text:p>3231338</text:p>
          </table:table-cell>
          <table:table-cell office:value-type="float" office:value="762062" calcext:value-type="float">
            <text:p>76206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s://www.worldometers.info/coronavirus/usa/alaska/" xlink:type="simple">Alaska</text:a></text:p>
          </table:table-cell>
          <table:table-cell office:value-type="float" office:value="301513" calcext:value-type="float">
            <text:p>301513</text:p>
          </table:table-cell>
          <table:table-cell/>
          <table:table-cell office:value-type="float" office:value="1485" calcext:value-type="float">
            <text:p>1485</text:p>
          </table:table-cell>
          <table:table-cell/>
          <table:table-cell office:value-type="float" office:value="298902" calcext:value-type="float">
            <text:p>298902</text:p>
          </table:table-cell>
          <table:table-cell office:value-type="float" office:value="1126" calcext:value-type="float">
            <text:p>1126</text:p>
          </table:table-cell>
          <table:table-cell office:value-type="float" office:value="412159" calcext:value-type="float">
            <text:p>412159</text:p>
          </table:table-cell>
          <table:table-cell office:value-type="float" office:value="2030" calcext:value-type="float">
            <text:p>2030</text:p>
          </table:table-cell>
          <table:table-cell office:value-type="float" office:value="4790640" calcext:value-type="float">
            <text:p>4790640</text:p>
          </table:table-cell>
          <table:table-cell office:value-type="float" office:value="6548661" calcext:value-type="float">
            <text:p>6548661</text:p>
          </table:table-cell>
          <table:table-cell office:value-type="float" office:value="731545" calcext:value-type="float">
            <text:p>731545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s://www.worldometers.info/coronavirus/usa/south-dakota/" xlink:type="simple">South Dakota</text:a></text:p>
          </table:table-cell>
          <table:table-cell office:value-type="float" office:value="282895" calcext:value-type="float">
            <text:p>282895</text:p>
          </table:table-cell>
          <table:table-cell/>
          <table:table-cell office:value-type="float" office:value="3231" calcext:value-type="float">
            <text:p>3231</text:p>
          </table:table-cell>
          <table:table-cell/>
          <table:table-cell table:number-columns-repeated="2" office:value-type="string" calcext:value-type="string">
            <text:p>N/A</text:p>
          </table:table-cell>
          <table:table-cell office:value-type="float" office:value="319779" calcext:value-type="float">
            <text:p>319779</text:p>
          </table:table-cell>
          <table:table-cell office:value-type="float" office:value="3652" calcext:value-type="float">
            <text:p>3652</text:p>
          </table:table-cell>
          <table:table-cell office:value-type="float" office:value="2331003" calcext:value-type="float">
            <text:p>2331003</text:p>
          </table:table-cell>
          <table:table-cell office:value-type="float" office:value="2634917" calcext:value-type="float">
            <text:p>2634917</text:p>
          </table:table-cell>
          <table:table-cell office:value-type="float" office:value="884659" calcext:value-type="float">
            <text:p>884659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s://www.worldometers.info/coronavirus/usa/wyoming/" xlink:type="simple">Wyoming</text:a></text:p>
          </table:table-cell>
          <table:table-cell office:value-type="float" office:value="196126" calcext:value-type="float">
            <text:p>196126</text:p>
          </table:table-cell>
          <table:table-cell/>
          <table:table-cell office:value-type="float" office:value="2126" calcext:value-type="float">
            <text:p>2126</text:p>
          </table:table-cell>
          <table:table-cell/>
          <table:table-cell office:value-type="float" office:value="193878" calcext:value-type="float">
            <text:p>193878</text:p>
          </table:table-cell>
          <table:table-cell office:value-type="float" office:value="122" calcext:value-type="float">
            <text:p>122</text:p>
          </table:table-cell>
          <table:table-cell office:value-type="float" office:value="338873" calcext:value-type="float">
            <text:p>338873</text:p>
          </table:table-cell>
          <table:table-cell office:value-type="float" office:value="3673" calcext:value-type="float">
            <text:p>3673</text:p>
          </table:table-cell>
          <table:table-cell office:value-type="float" office:value="1572010" calcext:value-type="float">
            <text:p>1572010</text:p>
          </table:table-cell>
          <table:table-cell office:value-type="float" office:value="2716174" calcext:value-type="float">
            <text:p>2716174</text:p>
          </table:table-cell>
          <table:table-cell office:value-type="float" office:value="578759" calcext:value-type="float">
            <text:p>57875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ww.worldometers.info/coronavirus/usa/district-of-columbia/" xlink:type="simple">District Of Columbia</text:a></text:p>
          </table:table-cell>
          <table:table-cell office:value-type="float" office:value="178747" calcext:value-type="float">
            <text:p>178747</text:p>
          </table:table-cell>
          <table:table-cell/>
          <table:table-cell office:value-type="float" office:value="1434" calcext:value-type="float">
            <text:p>1434</text:p>
          </table:table-cell>
          <table:table-cell/>
          <table:table-cell office:value-type="float" office:value="176928" calcext:value-type="float">
            <text:p>176928</text:p>
          </table:table-cell>
          <table:table-cell office:value-type="float" office:value="385" calcext:value-type="float">
            <text:p>385</text:p>
          </table:table-cell>
          <table:table-cell office:value-type="float" office:value="253273" calcext:value-type="float">
            <text:p>253273</text:p>
          </table:table-cell>
          <table:table-cell office:value-type="float" office:value="2032" calcext:value-type="float">
            <text:p>2032</text:p>
          </table:table-cell>
          <table:table-cell office:value-type="float" office:value="3067883" calcext:value-type="float">
            <text:p>3067883</text:p>
          </table:table-cell>
          <table:table-cell office:value-type="float" office:value="4346989" calcext:value-type="float">
            <text:p>4346989</text:p>
          </table:table-cell>
          <table:table-cell office:value-type="float" office:value="705749" calcext:value-type="float">
            <text:p>705749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s://www.worldometers.info/coronavirus/usa/vermont/" xlink:type="simple">Vermont</text:a></text:p>
          </table:table-cell>
          <table:table-cell office:value-type="float" office:value="155080" calcext:value-type="float">
            <text:p>155080</text:p>
          </table:table-cell>
          <table:table-cell/>
          <table:table-cell office:value-type="float" office:value="1139" calcext:value-type="float">
            <text:p>1139</text:p>
          </table:table-cell>
          <table:table-cell/>
          <table:table-cell office:value-type="float" office:value="153893" calcext:value-type="float">
            <text:p>153893</text:p>
          </table:table-cell>
          <table:table-cell office:value-type="float" office:value="48" calcext:value-type="float">
            <text:p>48</text:p>
          </table:table-cell>
          <table:table-cell office:value-type="float" office:value="248530" calcext:value-type="float">
            <text:p>248530</text:p>
          </table:table-cell>
          <table:table-cell office:value-type="float" office:value="1825" calcext:value-type="float">
            <text:p>1825</text:p>
          </table:table-cell>
          <table:table-cell office:value-type="float" office:value="4184358" calcext:value-type="float">
            <text:p>4184358</text:p>
          </table:table-cell>
          <table:table-cell office:value-type="float" office:value="6705820" calcext:value-type="float">
            <text:p>6705820</text:p>
          </table:table-cell>
          <table:table-cell office:value-type="float" office:value="623989" calcext:value-type="float">
            <text:p>623989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uerto Rico</text:p>
          </table:table-cell>
          <table:table-cell office:value-type="float" office:value="1473460" calcext:value-type="float">
            <text:p>1473460</text:p>
          </table:table-cell>
          <table:table-cell/>
          <table:table-cell office:value-type="float" office:value="7326" calcext:value-type="float">
            <text:p>7326</text:p>
          </table:table-cell>
          <table:table-cell/>
          <table:table-cell office:value-type="float" office:value="1460418" calcext:value-type="float">
            <text:p>1460418</text:p>
          </table:table-cell>
          <table:table-cell office:value-type="float" office:value="5716" calcext:value-type="float">
            <text:p>5716</text:p>
          </table:table-cell>
          <table:table-cell office:value-type="float" office:value="435042" calcext:value-type="float">
            <text:p>435042</text:p>
          </table:table-cell>
          <table:table-cell office:value-type="float" office:value="2163" calcext:value-type="float">
            <text:p>2163</text:p>
          </table:table-cell>
          <table:table-cell office:value-type="float" office:value="4924965" calcext:value-type="float">
            <text:p>4924965</text:p>
          </table:table-cell>
          <table:table-cell office:value-type="float" office:value="1454104" calcext:value-type="float">
            <text:p>1454104</text:p>
          </table:table-cell>
          <table:table-cell office:value-type="float" office:value="3386941" calcext:value-type="float">
            <text:p>338694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Guam</text:p>
          </table:table-cell>
          <table:table-cell office:value-type="float" office:value="61139" calcext:value-type="float">
            <text:p>61139</text:p>
          </table:table-cell>
          <table:table-cell/>
          <table:table-cell office:value-type="float" office:value="420" calcext:value-type="float">
            <text:p>420</text:p>
          </table:table-cell>
          <table:table-cell/>
          <table:table-cell office:value-type="float" office:value="60681" calcext:value-type="float">
            <text:p>60681</text:p>
          </table:table-cell>
          <table:table-cell office:value-type="float" office:value="38" calcext:value-type="float">
            <text:p>38</text:p>
          </table:table-cell>
          <table:table-cell table:style-name="ce2" table:number-columns-repeated="2"/>
          <table:table-cell office:value-type="float" office:value="603608" calcext:value-type="float">
            <text:p>603608</text:p>
          </table:table-cell>
          <table:table-cell table:style-name="ce2"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nited States Virgin Islands</text:p>
          </table:table-cell>
          <table:table-cell office:value-type="float" office:value="26148" calcext:value-type="float">
            <text:p>26148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26002" calcext:value-type="float">
            <text:p>26002</text:p>
          </table:table-cell>
          <table:table-cell office:value-type="float" office:value="13" calcext:value-type="float">
            <text:p>13</text:p>
          </table:table-cell>
          <table:table-cell table:style-name="ce2" table:number-columns-repeated="2"/>
          <table:table-cell office:value-type="float" office:value="523929" calcext:value-type="float">
            <text:p>523929</text:p>
          </table:table-cell>
          <table:table-cell table:style-name="ce2" table:number-columns-repeated="2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Northern Mariana Islands</text:p>
          </table:table-cell>
          <table:table-cell office:value-type="float" office:value="14341" calcext:value-type="float">
            <text:p>14341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style-name="ce2" table:number-columns-repeated="2"/>
          <table:table-cell office:value-type="float" office:value="141159" calcext:value-type="float">
            <text:p>141159</text:p>
          </table:table-cell>
          <table:table-cell table:style-name="ce2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merican Samoa</text:p>
          </table:table-cell>
          <table:table-cell office:value-type="float" office:value="8359" calcext:value-type="float">
            <text:p>8359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style-name="ce2" table:number-columns-repeated="2"/>
          <table:table-cell office:value-type="float" office:value="16964" calcext:value-type="float">
            <text:p>16964</text:p>
          </table:table-cell>
          <table:table-cell table:style-name="ce2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eteran Affairs</text:p>
          </table:table-cell>
          <table:table-cell office:value-type="float" office:value="958962" calcext:value-type="float">
            <text:p>958962</text:p>
          </table:table-cell>
          <table:table-cell/>
          <table:table-cell office:value-type="float" office:value="26087" calcext:value-type="float">
            <text:p>26087</text:p>
          </table:table-cell>
          <table:table-cell/>
          <table:table-cell office:value-type="float" office:value="931580" calcext:value-type="float">
            <text:p>931580</text:p>
          </table:table-cell>
          <table:table-cell office:value-type="float" office:value="1295" calcext:value-type="float">
            <text:p>1295</text:p>
          </table:table-cell>
          <table:table-cell table:style-name="ce2" table:number-columns-repeated="2"/>
          <table:table-cell office:value-type="float" office:value="8626902" calcext:value-type="float">
            <text:p>8626902</text:p>
          </table:table-cell>
          <table:table-cell table:style-name="ce2" table:number-columns-repeated="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US Military</text:p>
          </table:table-cell>
          <table:table-cell office:value-type="float" office:value="742808" calcext:value-type="float">
            <text:p>742808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style-name="ce2" table:number-columns-repeated="5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Navajo Nation</text:p>
          </table:table-cell>
          <table:table-cell office:value-type="float" office:value="89106" calcext:value-type="float">
            <text:p>89106</text:p>
          </table:table-cell>
          <table:table-cell/>
          <table:table-cell office:value-type="float" office:value="2268" calcext:value-type="float">
            <text:p>2268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style-name="ce2" table:number-columns-repeated="2"/>
          <table:table-cell office:value-type="float" office:value="698225" calcext:value-type="float">
            <text:p>698225</text:p>
          </table:table-cell>
          <table:table-cell table:style-name="ce2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ederal Prisons</text:p>
          </table:table-cell>
          <table:table-cell office:value-type="float" office:value="71485" calcext:value-type="float">
            <text:p>71485</text:p>
          </table:table-cell>
          <table:table-cell/>
          <table:table-cell office:value-type="float" office:value="324" calcext:value-type="float">
            <text:p>324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style-name="ce2" table:number-columns-repeated="2"/>
          <table:table-cell office:value-type="float" office:value="129677" calcext:value-type="float">
            <text:p>129677</text:p>
          </table:table-cell>
          <table:table-cell table:style-name="ce2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rand Princess Ship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uhan Repatriated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/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3" calcext:value-type="float">
            <text:p>3</text:p>
          </table:table-cell>
          <table:table-cell table:style-name="ce2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iamond Princess Ship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"/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46" calcext:value-type="float">
            <text:p>46</text:p>
          </table:table-cell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22:01:39.343296678</meta:creation-date>
    <dc:date>2024-06-05T22:04:40.468403346</dc:date>
    <meta:editing-duration>PT3M2S</meta:editing-duration>
    <meta:editing-cycles>1</meta:editing-cycles>
    <meta:document-statistic meta:table-count="1" meta:cell-count="668" meta:object-count="0"/>
    <meta:generator>LibreOffice/24.2.3.2$Linux_X86_64 LibreOffice_project/433d9c2ded56988e8a90e6b2e771ee4e6a5ab2ba</meta:generator>
  </office:meta>
</office:document-meta>
</file>